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ntarell" svg:font-family="Cantarell"/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23fae" officeooo:paragraph-rsid="00123fae"/>
    </style:style>
    <style:style style:name="P2" style:family="paragraph" style:parent-style-name="Standard">
      <style:paragraph-properties fo:margin-top="0.318cm" fo:margin-bottom="0.318cm" style:contextual-spacing="false"/>
    </style:style>
    <style:style style:name="P3" style:family="paragraph" style:parent-style-name="Standard">
      <style:paragraph-properties fo:margin-top="0.318cm" fo:margin-bottom="0.318cm" style:contextual-spacing="false"/>
      <style:text-properties style:font-name="Sans"/>
    </style:style>
    <style:style style:name="P4" style:family="paragraph" style:parent-style-name="Standard">
      <style:paragraph-properties fo:margin-top="0.318cm" fo:margin-bottom="0.318cm" style:contextual-spacing="false"/>
      <style:text-properties style:font-name="Sans" fo:font-style="italic" fo:font-weight="bold" officeooo:paragraph-rsid="0013c995"/>
    </style:style>
    <style:style style:name="P5" style:family="paragraph" style:parent-style-name="Standard">
      <style:paragraph-properties fo:margin-top="0.318cm" fo:margin-bottom="0.318cm" style:contextual-spacing="false"/>
      <style:text-properties officeooo:paragraph-rsid="00125ea0"/>
    </style:style>
    <style:style style:name="P6" style:family="paragraph" style:parent-style-name="Standard">
      <style:paragraph-properties fo:margin-top="0cm" fo:margin-bottom="0.318cm" style:contextual-spacing="false"/>
    </style:style>
    <style:style style:name="P7" style:family="paragraph" style:parent-style-name="Standard">
      <style:text-properties style:font-name="Cantarell"/>
    </style:style>
    <style:style style:name="P8" style:family="paragraph" style:parent-style-name="Standard">
      <style:paragraph-properties fo:margin-top="0.318cm" fo:margin-bottom="0cm" style:contextual-spacing="false"/>
      <style:text-properties style:font-name="Cantarell"/>
    </style:style>
    <style:style style:name="P9" style:family="paragraph" style:parent-style-name="Standard">
      <style:paragraph-properties fo:margin-left="0.026cm" fo:margin-right="0cm" fo:margin-top="0.318cm" fo:margin-bottom="0.318cm" style:contextual-spacing="false" fo:text-indent="0cm" style:auto-text-indent="false"/>
      <style:text-properties style:font-name="Sans"/>
    </style:style>
    <style:style style:name="P10" style:family="paragraph" style:parent-style-name="Heading" style:list-style-name="Numbering_20_123"/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 style:list-style-name="L5"/>
    <style:style style:name="P13" style:family="paragraph" style:parent-style-name="Standard">
      <style:paragraph-properties fo:margin-top="0.318cm" fo:margin-bottom="0.318cm" style:contextual-spacing="false"/>
      <style:text-properties style:font-name="Sans"/>
    </style:style>
    <style:style style:name="P14" style:family="paragraph" style:parent-style-name="Standard" style:list-style-name="L1">
      <style:paragraph-properties fo:margin-top="0.318cm" fo:margin-bottom="0.318cm" style:contextual-spacing="false"/>
      <style:text-properties style:font-name="Sans"/>
    </style:style>
    <style:style style:name="P15" style:family="paragraph" style:parent-style-name="Standard" style:list-style-name="L1">
      <style:paragraph-properties fo:margin-top="0.318cm" fo:margin-bottom="0.318cm" style:contextual-spacing="false"/>
      <style:text-properties style:font-name="Sans" officeooo:paragraph-rsid="00123fae"/>
    </style:style>
    <style:style style:name="P16" style:family="paragraph" style:parent-style-name="Standard" style:list-style-name="L5">
      <style:paragraph-properties fo:margin-top="0.318cm" fo:margin-bottom="0.318cm" style:contextual-spacing="false"/>
      <style:text-properties style:font-name="Sans"/>
    </style:style>
    <style:style style:name="P17" style:family="paragraph" style:parent-style-name="Standard" style:list-style-name="L3">
      <style:paragraph-properties fo:margin-top="0.318cm" fo:margin-bottom="0.318cm" style:contextual-spacing="false"/>
      <style:text-properties style:font-name="Sans"/>
    </style:style>
    <style:style style:name="P18" style:family="paragraph" style:parent-style-name="Standard" style:list-style-name="L1">
      <style:paragraph-properties fo:margin-top="0.318cm" fo:margin-bottom="0.318cm" style:contextual-spacing="false"/>
    </style:style>
    <style:style style:name="P19" style:family="paragraph" style:parent-style-name="Standard" style:list-style-name="L1">
      <style:paragraph-properties fo:margin-top="0.318cm" fo:margin-bottom="0.318cm" style:contextual-spacing="false"/>
      <style:text-properties officeooo:paragraph-rsid="00123fae"/>
    </style:style>
    <style:style style:name="P20" style:family="paragraph" style:parent-style-name="Standard" style:list-style-name="L2">
      <style:paragraph-properties fo:margin-top="0.318cm" fo:margin-bottom="0.318cm" style:contextual-spacing="false"/>
    </style:style>
    <style:style style:name="P21" style:family="paragraph" style:parent-style-name="Standard" style:list-style-name="L2">
      <style:paragraph-properties fo:margin-top="0.318cm" fo:margin-bottom="0.318cm" style:contextual-spacing="false"/>
      <style:text-properties officeooo:paragraph-rsid="00125ea0"/>
    </style:style>
    <style:style style:name="P22" style:family="paragraph" style:parent-style-name="Standard" style:list-style-name="L3">
      <style:paragraph-properties fo:margin-top="0.318cm" fo:margin-bottom="0.318cm" style:contextual-spacing="false"/>
    </style:style>
    <style:style style:name="P23" style:family="paragraph" style:parent-style-name="Standard" style:list-style-name="L3">
      <style:paragraph-properties fo:margin-top="0.318cm" fo:margin-bottom="0.318cm" style:contextual-spacing="false"/>
      <style:text-properties officeooo:paragraph-rsid="00125ea0"/>
    </style:style>
    <style:style style:name="P24" style:family="paragraph" style:parent-style-name="Standard" style:list-style-name="L4">
      <style:paragraph-properties fo:margin-top="0.318cm" fo:margin-bottom="0.318cm" style:contextual-spacing="false"/>
      <style:text-properties officeooo:paragraph-rsid="00125ea0"/>
    </style:style>
    <style:style style:name="P25" style:family="paragraph" style:parent-style-name="Standard" style:list-style-name="L5">
      <style:paragraph-properties fo:margin-top="0.318cm" fo:margin-bottom="0.318cm" style:contextual-spacing="false"/>
    </style:style>
    <style:style style:name="P26" style:family="paragraph" style:parent-style-name="Standard" style:list-style-name="L5">
      <style:paragraph-properties fo:margin-top="0.318cm" fo:margin-bottom="0.318cm" style:contextual-spacing="false"/>
      <style:text-properties officeooo:paragraph-rsid="00125ea0"/>
    </style:style>
    <style:style style:name="P27" style:family="paragraph" style:parent-style-name="Standard" style:list-style-name="L5">
      <style:paragraph-properties fo:margin-top="0.318cm" fo:margin-bottom="0.318cm" style:contextual-spacing="false"/>
      <style:text-properties officeooo:paragraph-rsid="0013c995"/>
    </style:style>
    <style:style style:name="P28" style:family="paragraph" style:parent-style-name="Standard">
      <style:paragraph-properties fo:margin-top="0.318cm" fo:margin-bottom="0.318cm" style:contextual-spacing="false"/>
      <style:text-properties officeooo:paragraph-rsid="0015492b"/>
    </style:style>
    <style:style style:name="P29" style:family="paragraph" style:parent-style-name="Standard" style:list-style-name="L5">
      <style:paragraph-properties fo:margin-top="0cm" fo:margin-bottom="0.318cm" style:contextual-spacing="false"/>
    </style:style>
    <style:style style:name="P30" style:family="paragraph" style:parent-style-name="Standard">
      <style:paragraph-properties fo:margin-left="0cm" fo:margin-right="0cm" fo:margin-top="0.318cm" fo:margin-bottom="0.318cm" style:contextual-spacing="false" fo:text-indent="0cm" style:auto-text-indent="false"/>
    </style:style>
    <style:style style:name="P31" style:family="paragraph" style:parent-style-name="Standard">
      <style:paragraph-properties fo:margin-left="0cm" fo:margin-right="0cm" fo:margin-top="0.318cm" fo:margin-bottom="0.318cm" style:contextual-spacing="false" fo:text-indent="0cm" style:auto-text-indent="false"/>
      <style:text-properties style:font-name="Sans"/>
    </style:style>
    <style:style style:name="P32" style:family="paragraph" style:parent-style-name="Text_20_body" style:list-style-name="Numbering_20_123">
      <style:paragraph-properties fo:margin-left="0cm" fo:margin-right="0cm" fo:text-indent="-0.7cm" style:auto-text-indent="false"/>
      <style:text-properties style:font-name="Sans1" officeooo:rsid="0015492b" officeooo:paragraph-rsid="0015492b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Sans1" officeooo:rsid="0015492b" officeooo:paragraph-rsid="0015492b"/>
    </style:style>
    <style:style style:name="T1" style:family="text">
      <style:text-properties style:font-name="Sans"/>
    </style:style>
    <style:style style:name="T2" style:family="text">
      <style:text-properties style:font-name="Sans" fo:font-weight="bold" officeooo:rsid="00125ea0" style:font-weight-asian="bold" style:font-weight-complex="bold"/>
    </style:style>
    <style:style style:name="T3" style:family="text">
      <style:text-properties style:font-name="Sans" fo:font-style="italic" fo:font-weight="bold"/>
    </style:style>
    <style:style style:name="T4" style:family="text">
      <style:text-properties style:font-name="Sans" fo:font-style="italic" fo:font-weight="bold" officeooo:rsid="00125ea0"/>
    </style:style>
    <style:style style:name="T5" style:family="text">
      <style:text-properties style:font-name="Sans" fo:font-style="italic" fo:font-weight="normal" style:font-weight-asian="normal" style:font-weight-complex="normal"/>
    </style:style>
    <style:style style:name="T6" style:family="text">
      <style:text-properties style:font-name="Sans" officeooo:rsid="00123fae"/>
    </style:style>
    <style:style style:name="T7" style:family="text">
      <style:text-properties style:font-name="Sans" fo:font-size="12pt" fo:font-style="italic" fo:font-weight="bold" style:font-size-asian="12pt" style:font-size-complex="12pt"/>
    </style:style>
    <style:style style:name="T8" style:family="text">
      <style:text-properties style:font-name="Sans" fo:font-size="12pt" fo:font-style="italic" fo:font-weight="normal" style:font-size-asian="12pt" style:font-weight-asian="normal" style:font-size-complex="12pt" style:font-weight-complex="normal"/>
    </style:style>
    <style:style style:name="T9" style:family="text">
      <style:text-properties style:font-name="Sans" fo:font-size="12pt" style:font-size-asian="12pt" style:font-size-complex="12pt"/>
    </style:style>
    <style:style style:name="T10" style:family="text">
      <style:text-properties style:font-name="Sans" officeooo:rsid="00125ea0"/>
    </style:style>
    <style:style style:name="T11" style:family="text">
      <style:text-properties style:font-name="Sans" fo:font-style="normal" fo:font-weight="normal" officeooo:rsid="00125ea0" style:font-style-asian="normal" style:font-weight-asian="normal" style:font-style-complex="normal" style:font-weight-complex="normal"/>
    </style:style>
    <style:style style:name="T12" style:family="text">
      <style:text-properties style:font-name="Sans" officeooo:rsid="0013c995"/>
    </style:style>
    <style:style style:name="T13" style:family="text">
      <style:text-properties fo:color="#0057ae" loext:opacity="100%" style:font-name="Sans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format="1">
        <style:list-level-properties text:space-before="1.43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yCharm-Django-Pytest-Learning</text:h>
      <text:list xml:id="list825508353" text:style-name="Numbering_20_123">
        <text:list-item>
          <text:p text:style-name="P10">SetUp</text:p>
        </text:list-item>
      </text:list>
      <text:list xml:id="list3378872281" text:style-name="L1">
        <text:list-item>
          <text:p text:style-name="P14">Open Terminal </text:p>
        </text:list-item>
        <text:list-item>
          <text:p text:style-name="P18"><text:span text:style-name="T1">Create new folder &lt;</text:span><text:span text:style-name="T5">myDjangoProjects&gt;</text:span></text:p>
        </text:list-item>
        <text:list-item>
          <text:p text:style-name="P19"><text:span text:style-name="T1">cd to </text:span><text:span text:style-name="T3">&lt;</text:span><text:span text:style-name="T5">myDjangoProjects&gt;</text:span></text:p>
        </text:list-item>
        <text:list-item>
          <text:p text:style-name="P18"><text:span text:style-name="T6">O</text:span><text:span text:style-name="T1">pen Pycharm and select </text:span><text:span text:style-name="T3">New Project</text:span></text:p>
          <text:list>
            <text:list-item>
              <text:p text:style-name="P18"><text:span text:style-name="T6">S</text:span><text:span text:style-name="T1">et location to </text:span><text:span text:style-name="T5">/home/barrie/myDjangoProjects</text:span><text:span text:style-name="T3">/&lt;new project name&gt;</text:span><text:span text:style-name="T1"> Avoid using the word </text:span><text:span text:style-name="T3">project</text:span><text:span text:style-name="T1"> in Django Project name</text:span></text:p>
            </text:list-item>
            <text:list-item>
              <text:p text:style-name="P18"><text:span text:style-name="T6">C</text:span><text:span text:style-name="T1">hoose New Environment Using </text:span><text:span text:style-name="T3">VirtualEnv</text:span></text:p>
            </text:list-item>
            <text:list-item>
              <text:p text:style-name="P19"><text:span text:style-name="T6">S</text:span><text:span text:style-name="T1">et location to </text:span><text:span text:style-name="T8">/home/barrie/myDjangoProjects/</text:span><text:span text:style-name="T7">&lt;new project name&gt;</text:span><text:span text:style-name="T9">/venv/&lt;</text:span><text:span text:style-name="T7">new project name&gt;</text:span></text:p>
            </text:list-item>
            <text:list-item>
              <text:p text:style-name="P18"><text:span text:style-name="T6">S</text:span><text:span text:style-name="T1">et Base Interpreter to /usr/bin/python3.9</text:span></text:p>
            </text:list-item>
            <text:list-item>
              <text:p text:style-name="P18"><text:span text:style-name="T6">D</text:span><text:span text:style-name="T1">eselect all other boxes</text:span></text:p>
            </text:list-item>
            <text:list-item>
              <text:p text:style-name="P14">Click on Create</text:p>
            </text:list-item>
          </text:list>
        </text:list-item>
        <text:list-item>
          <text:p text:style-name="P15">In Terminal, </text:p>
          <text:list>
            <text:list-item>
              <text:p text:style-name="P19"><text:span text:style-name="T6">S</text:span><text:span text:style-name="T1">hould see command prompt prefixed by &lt;</text:span><text:span text:style-name="T3">new project name&gt;</text:span></text:p>
            </text:list-item>
            <text:list-item>
              <text:p text:style-name="P18"><text:span text:style-name="T6">R</text:span><text:span text:style-name="T1">un </text:span><text:span text:style-name="T3">pip install django</text:span></text:p>
            </text:list-item>
            <text:list-item>
              <text:p text:style-name="P18"><text:span text:style-name="T6">R</text:span><text:span text:style-name="T1">un </text:span><text:span text:style-name="T3">django-admin startproject &lt;new_django_project_name&gt;</text:span></text:p>
            </text:list-item>
          </text:list>
        </text:list-item>
      </text:list>
      <text:p text:style-name="P2"><text:span text:style-name="T3"><text:tab/>&lt;new_django_project_name&gt;</text:span><text:span text:style-name="T1"> = _______________________________</text:span></text:p>
      <text:list xml:id="list498593470" text:style-name="L2">
        <text:list-item>
          <text:p text:style-name="P20"><text:span text:style-name="T1">To avoid confusion, rename folder &lt;</text:span><text:span text:style-name="T3">new_django_project_name&gt; </text:span><text:span text:style-name="T1">to </text:span><text:span text:style-name="T3">src</text:span><text:span text:style-name="T1"> using </text:span><text:span text:style-name="T3">mv &lt;new_django_project_name&gt; src</text:span></text:p>
        </text:list-item>
        <text:list-item>
          <text:p text:style-name="P21"><text:span text:style-name="T1">cd </text:span><text:span text:style-name="T3">src</text:span><text:span text:style-name="T1"> </text:span></text:p>
        </text:list-item>
        <text:list-item>
          <text:p text:style-name="P21"><text:soft-page-break/><text:span text:style-name="T10">F</text:span><text:span text:style-name="T1">older </text:span><text:span text:style-name="T2">src </text:span><text:span text:style-name="T1">should contain </text:span><text:span text:style-name="T3">manage.py</text:span><text:span text:style-name="T1"> and &lt;</text:span><text:span text:style-name="T3">new_django_project_name&gt;</text:span><text:span text:style-name="T1"> folders</text:span></text:p>
        </text:list-item>
        <text:list-item>
          <text:p text:style-name="P20"><text:span text:style-name="T10">R</text:span><text:span text:style-name="T1">un </text:span><text:span text:style-name="T3">python manage.py migrate</text:span></text:p>
        </text:list-item>
        <text:list-item>
          <text:p text:style-name="P20"><text:span text:style-name="T10">R</text:span><text:span text:style-name="T1">un </text:span><text:span text:style-name="T3">python manage.py createsuperuser</text:span></text:p>
        </text:list-item>
        <text:list-item>
          <text:p text:style-name="P21"><text:span text:style-name="T10">R</text:span><text:span text:style-name="T1">un </text:span><text:span text:style-name="T3">python manage.py startapp [my_new_App&gt;</text:span><text:span text:style-name="T1"> </text:span></text:p>
        </text:list-item>
      </text:list>
      <text:p text:style-name="P5"><text:span text:style-name="T1"><text:tab/></text:span><text:span text:style-name="T10">For convenience, u</text:span><text:span text:style-name="T1">se the suffix </text:span><text:span text:style-name="T3">App </text:span><text:span text:style-name="T11">on the new app name</text:span></text:p>
      <text:list xml:id="list126264550" text:style-name="L3">
        <text:list-header>
          <text:p text:style-name="P23"><text:span text:style-name="T4">&lt;</text:span><text:span text:style-name="T3">my_new_App&gt; </text:span><text:span text:style-name="T1">= </text:span><text:span text:style-name="T10">_______________________________________</text:span></text:p>
        </text:list-header>
      </text:list>
      <text:list xml:id="list3339483855" text:style-name="L4">
        <text:list-item>
          <text:p text:style-name="P24"><text:span text:style-name="T10">R</text:span><text:span text:style-name="T1">un </text:span><text:span text:style-name="T3">python manage.py runserver</text:span><text:span text:style-name="T1"> and check that localhost:8000 shows Django default home page.</text:span></text:p>
        </text:list-item>
      </text:list>
      <text:list xml:id="list155829778165611" text:continue-list="list825508353" text:style-name="Numbering_20_123">
        <text:list-item>
          <text:p text:style-name="P10">PyCharm</text:p>
        </text:list-item>
      </text:list>
      <text:list xml:id="list3965361891" text:style-name="L5">
        <text:list-item>
          <text:p text:style-name="P25"><text:span text:style-name="T1">From the </text:span><text:span text:style-name="T3">src</text:span><text:span text:style-name="T1"> folder run </text:span><text:span text:style-name="T3">pycharm .</text:span><text:span text:style-name="T1"> and PyCharm should open</text:span></text:p>
        </text:list-item>
        <text:list-item>
          <text:p text:style-name="P16">Check that the python interpreter is set correctly</text:p>
        </text:list-item>
        <text:list-item>
          <text:p text:style-name="P26"><text:span text:style-name="T1">Add a configuration to run the </text:span><text:span text:style-name="T3">runserver</text:span><text:span text:style-name="T1"> command</text:span></text:p>
          <text:list>
            <text:list-item>
              <text:p text:style-name="P26"><text:span text:style-name="T10">S</text:span><text:span text:style-name="T1">elect Run , Edit Configurations and Create Configuration</text:span></text:p>
            </text:list-item>
            <text:list-item>
              <text:p text:style-name="P12"><text:span text:style-name="T1">Name =</text:span><text:span text:style-name="T3"> runserver</text:span></text:p>
            </text:list-item>
            <text:list-item>
              <text:p text:style-name="P12"><text:span text:style-name="T1">Script Path = path to </text:span><text:span text:style-name="T3">manage.py</text:span></text:p>
            </text:list-item>
            <text:list-item>
              <text:p text:style-name="P12"><text:span text:style-name="T1">Parameters=</text:span><text:span text:style-name="T3">runserver</text:span></text:p>
            </text:list-item>
            <text:list-item>
              <text:p text:style-name="P29"><text:span text:style-name="T10">S</text:span><text:span text:style-name="T1">elect </text:span><text:span text:style-name="T3">Create</text:span></text:p>
            </text:list-item>
          </text:list>
        </text:list-item>
        <text:list-item>
          <text:p text:style-name="P16">Add the extensions: Material Theme UI, Djaneiro and PyCrunch</text:p>
        </text:list-item>
        <text:list-item>
          <text:p text:style-name="P16">Open the Terminal</text:p>
          <text:list>
            <text:list-item>
              <text:p text:style-name="P27"><text:span text:style-name="T12">R</text:span><text:span text:style-name="T1">un </text:span></text:p>
            </text:list-item>
          </text:list>
        </text:list-item>
      </text:list>
      <text:p text:style-name="P4"><text:tab/>pip install pytest, pytest-django, pytest-cov pytest-pythonpath</text:p>
      <text:list xml:id="list155830969349321" text:continue-list="list155829778165611" text:style-name="Numbering_20_123">
        <text:list-item>
          <text:p text:style-name="P10"><text:soft-page-break/>Start Coding Basic App</text:p>
        </text:list-item>
      </text:list>
      <text:p text:style-name="P2"><text:span text:style-name="T1">In </text:span><text:span text:style-name="T3">settings.py</text:span><text:span text:style-name="T1"> </text:span></text:p>
      <text:list xml:id="list101624711815015" text:style-name="L3">
        <text:list-item>
          <text:p text:style-name="P22"><text:span text:style-name="T1">add </text:span><text:span text:style-name="T3">[my_new_App]</text:span><text:span text:style-name="T1"> to INSTALLED_APPS section</text:span></text:p>
        </text:list-item>
        <text:list-item>
          <text:p text:style-name="P17">add the following in the TEMPLATES section within the DIRS list</text:p>
        </text:list-item>
      </text:list>
      <text:p text:style-name="P9">path.join(BASE_DIR,'templates'</text:p>
      <text:p text:style-name="P9"/>
      <text:p text:style-name="P9">STATICFILES_DIRS = [</text:p>
      <text:p text:style-name="P9"><text:s text:c="4"/>os.path.join(BASE_DIR,'static')</text:p>
      <text:p text:style-name="P9">]</text:p>
      <text:p text:style-name="P9"/>
      <text:p text:style-name="P9">MEDIA_URL = '/images/'</text:p>
      <text:p text:style-name="P9">MEDIA_ROOT = os.path.join(BASE_DIR, 'static/images')</text:p>
      <text:p text:style-name="P2"><text:span text:style-name="T1">In </text:span><text:span text:style-name="T3">[my_new_App]</text:span><text:span text:style-name="T1"> folder</text:span></text:p>
      <text:list xml:id="list101625123766449" text:style-name="L3">
        <text:list-item>
          <text:p text:style-name="P22"><text:span text:style-name="T3">[new_modol_name]</text:span><text:span text:style-name="T1"> = </text:span></text:p>
        </text:list-item>
      </text:list>
      <text:p text:style-name="P2"><text:span text:style-name="T1">In </text:span><text:span text:style-name="T3">models.py</text:span><text:span text:style-name="T1"> create </text:span><text:span text:style-name="T3">[new_modol_name]</text:span><text:span text:style-name="T1"> model class</text:span></text:p>
      <text:p text:style-name="P8"><text:s text:c="5"/>from django.db import models</text:p>
      <text:p text:style-name="Standard"/>
      <text:p text:style-name="P7"><text:s text:c="5"/>class [new model name](models.Model):</text:p>
      <text:p text:style-name="Standard"/>
      <text:p text:style-name="P7"><text:s text:c="12"/>name = models.CharField(max_length=50)</text:p>
      <text:p text:style-name="Standard"/>
      <text:p text:style-name="P7"><text:s text:c="12"/>def __str__(self):</text:p>
      <text:p text:style-name="Standard"/>
      <text:p text:style-name="P7"><text:s text:c="13"/>return self.name</text:p>
      <text:p text:style-name="P6"/>
      <text:p text:style-name="P2"><text:soft-page-break/><text:span text:style-name="T1">In </text:span><text:span text:style-name="T3">views.py</text:span><text:span text:style-name="T1"> create views to list and add </text:span><text:span text:style-name="T3">[new_model_name]</text:span><text:span text:style-name="T1"> </text:span></text:p>
      <text:p text:style-name="P8"><text:s text:c="4"/>from django.shortcuts import render</text:p>
      <text:p text:style-name="Standard"/>
      <text:p text:style-name="P7"><text:s text:c="4"/>from .models import Snippet</text:p>
      <text:p text:style-name="Standard"/>
      <text:p text:style-name="P7"><text:s text:c="4"/>def [new_modol_name]_home_view(request):</text:p>
      <text:p text:style-name="Standard"/>
      <text:p text:style-name="P7"><text:s text:c="8"/>context = {}</text:p>
      <text:p text:style-name="Standard"/>
      <text:p text:style-name="P7"><text:s text:c="8"/>return render(request, 'snippet/home.html', context)</text:p>
      <text:p text:style-name="Standard"/>
      <text:p text:style-name="Standard"/>
      <text:p text:style-name="P7"><text:s text:c="4"/>def [new_modol_name]_list_view(request):</text:p>
      <text:p text:style-name="Standard"/>
      <text:p text:style-name="P7"><text:s text:c="8"/># TODO: query database for all items</text:p>
      <text:p text:style-name="Standard"/>
      <text:p text:style-name="P7"><text:s text:c="8"/>context = {}</text:p>
      <text:p text:style-name="Standard"/>
      <text:p text:style-name="P7"><text:s text:c="8"/>return render(request, 'snippet/list.html', context)</text:p>
      <text:p text:style-name="Standard"/>
      <text:p text:style-name="Standard"/>
      <text:p text:style-name="P7"><text:s text:c="4"/>def [new_modol_name]_add_view(request):</text:p>
      <text:p text:style-name="Standard"/>
      <text:p text:style-name="P7"><text:s text:c="8"/>context = {}</text:p>
      <text:p text:style-name="Standard"/>
      <text:p text:style-name="P7"><text:s text:c="8"/>return render(request, 'snippet/add.html',context)</text:p>
      <text:p text:style-name="P6"/>
      <text:p text:style-name="P2"><text:span text:style-name="T1">In </text:span><text:span text:style-name="T3">admin.py</text:span><text:span text:style-name="T1"> register </text:span><text:span text:style-name="T3">[new_modol_name]</text:span><text:span text:style-name="T1"> model</text:span></text:p>
      <text:p text:style-name="P8"><text:s text:c="4"/>from django.contrib import admin</text:p>
      <text:p text:style-name="Standard"/>
      <text:p text:style-name="P7"><text:s text:c="4"/>from .models import [new_modol_name]</text:p>
      <text:p text:style-name="Standard"/>
      <text:p text:style-name="P7"><text:s text:c="4"/>admin.site.register([new_modol_name])</text:p>
      <text:p text:style-name="P6"/>
      <text:p text:style-name="P2"><text:span text:style-name="T1">In </text:span><text:span text:style-name="T3">urls.py</text:span><text:span text:style-name="T1"> create paths to list and add views</text:span></text:p>
      <text:p text:style-name="P8"><text:s text:c="4"/>from django.contrib import admin</text:p>
      <text:p text:style-name="Standard"/>
      <text:p text:style-name="P7"><text:s text:c="4"/>from django.urls import path</text:p>
      <text:p text:style-name="Standard"/>
      <text:p text:style-name="P7"><text:soft-page-break/><text:s text:c="4"/>from snippetsApp.views import snippet_add_view,snippet_list_view, snippet_home_view</text:p>
      <text:p text:style-name="Standard"/>
      <text:p text:style-name="P7"><text:s text:c="4"/>urlpatterns = [</text:p>
      <text:p text:style-name="Standard"/>
      <text:p text:style-name="P7"><text:s text:c="8"/>path('admin/', admin.site.urls),</text:p>
      <text:p text:style-name="Standard"/>
      <text:p text:style-name="P7"><text:s text:c="8"/>path('', [new_model_name]_home_view, name='home'),</text:p>
      <text:p text:style-name="Standard"/>
      <text:p text:style-name="P7"><text:s text:c="8"/>path('add/',[new_model_name]_add_view, name='add'),</text:p>
      <text:p text:style-name="Standard"/>
      <text:p text:style-name="P7"><text:s text:c="8"/>path('list/',[new_model_name]_list_view, name='list')</text:p>
      <text:p text:style-name="Standard"/>
      <text:p text:style-name="P7"><text:s text:c="8"/>]</text:p>
      <text:p text:style-name="P6"/>
      <text:p text:style-name="P2"><text:span text:style-name="T1">In </text:span><text:span text:style-name="T3">src</text:span><text:span text:style-name="T1"> folder create </text:span><text:span text:style-name="T3">templates</text:span><text:span text:style-name="T1"> folder</text:span></text:p>
      <text:p text:style-name="P2"><text:span text:style-name="T1">In </text:span><text:span text:style-name="T3">templates</text:span><text:span text:style-name="T1"> folder create a new folder </text:span><text:span text:style-name="T3">[new_model_name]</text:span><text:span text:style-name="T1"> with a name that reflects the model name</text:span></text:p>
      <text:p text:style-name="P2"><text:span text:style-name="T1">In </text:span><text:span text:style-name="T3">[model_name]</text:span><text:span text:style-name="T1"> folder create the files base.html, home.html, </text:span><text:span text:style-name="T3">add_[new_model_name]</text:span><text:span text:style-name="T1"> .html, </text:span><text:span text:style-name="T3">list_[new_model_name]</text:span><text:span text:style-name="T1"> html</text:span></text:p>
      <text:p text:style-name="P2"><text:span text:style-name="T1">Add the following lines to </text:span><text:span text:style-name="T3">base.html</text:span></text:p>
      <text:p text:style-name="P8"><text:s text:c="4"/>{% load static %}</text:p>
      <text:p text:style-name="P7"><text:s text:c="4"/>&lt;html lang="en"&gt;</text:p>
      <text:p text:style-name="P7"><text:s text:c="5"/>&lt;head&gt;</text:p>
      <text:p text:style-name="P7"><text:s text:c="8"/>&lt;meta charset="UTF-8"&gt;</text:p>
      <text:p text:style-name="P7"><text:s text:c="9"/>&lt;meta name="viewport"</text:p>
      <text:p text:style-name="P7"><text:s text:c="16"/>content="width=device-width, user-scalable=no, initial-scale=1.0, maximum-scale=1.0, minimum-scale=1.0"&gt;</text:p>
      <text:p text:style-name="P7"><text:s text:c="9"/>&lt;meta http-equiv="X-UA-Compatible" content="ie=edge"&gt;</text:p>
      <text:p text:style-name="P7"><text:s text:c="8"/>&lt;link href="https://cdn.jsdelivr.net/npm/bootstrap@5.0.0-beta3/dist/css/bootstrap.min.css" rel="stylesheet" integrity="sha384-eOJMYsd53ii+scO/ <text:s text:c="45"/>bJGFsiCZc+5NDVN2yr8+0RDqr0Ql0h+rP48ckxlpbzKgwra6" crossorigin="anonymous"&gt;</text:p>
      <text:p text:style-name="P7"><text:s text:c="8"/>&lt;link rel="stylesheet" href="{% static 'css/style.css' %}"&gt;</text:p>
      <text:p text:style-name="P7"><text:s text:c="4"/>&lt;title&gt;Base&lt;/title&gt;</text:p>
      <text:p text:style-name="P7"><text:s text:c="4"/>&lt;/head&gt;</text:p>
      <text:p text:style-name="P7"><text:s text:c="4"/>&lt;body&gt;</text:p>
      <text:p text:style-name="P7"><text:s text:c="5"/>{% block content %}</text:p>
      <text:p text:style-name="Standard"/>
      <text:p text:style-name="P7"><text:s text:c="5"/>{% endblock %}</text:p>
      <text:p text:style-name="P7"><text:s text:c="4"/>&lt;/body&gt;</text:p>
      <text:p text:style-name="P7"><text:soft-page-break/><text:s text:c="3"/>&lt;/html&gt;</text:p>
      <text:p text:style-name="P6"/>
      <text:p text:style-name="P3">Add inital html code to home, add and list html files according to te following code</text:p>
      <text:p text:style-name="P8"><text:s text:c="4"/>{% extends '[new_model_name]/base.html' %}</text:p>
      <text:p text:style-name="P7"><text:s text:c="4"/>{% block content %}</text:p>
      <text:p text:style-name="P7"><text:s text:c="4"/>&lt;h1&gt;[Page Title]&lt;/h1&gt;</text:p>
      <text:p text:style-name="P7"><text:s text:c="4"/>{% endblock %}</text:p>
      <text:p text:style-name="P6"/>
      <text:p text:style-name="P2"><text:span text:style-name="T1">In </text:span><text:span text:style-name="T3">[my_new_App]</text:span><text:span text:style-name="T1"> folder create </text:span><text:span text:style-name="T3">static</text:span><text:span text:style-name="T1"> folder</text:span></text:p>
      <text:p text:style-name="P2"><text:span text:style-name="T1">In </text:span><text:span text:style-name="T3">static</text:span><text:span text:style-name="T1"> folder create </text:span><text:span text:style-name="T3">css</text:span><text:span text:style-name="T1"> folder</text:span></text:p>
      <text:p text:style-name="P2"><text:span text:style-name="T1">In </text:span><text:span text:style-name="T3">css</text:span><text:span text:style-name="T1"> folder create the file </text:span><text:span text:style-name="T3">style.css</text:span></text:p>
      <text:p text:style-name="P2"><text:span text:style-name="T1">Delete the </text:span><text:span text:style-name="T3">tests.py</text:span><text:span text:style-name="T1"> file in the </text:span><text:span text:style-name="T3">[my_new_App]</text:span><text:span text:style-name="T1"> folder</text:span></text:p>
      <text:p text:style-name="P2"><text:span text:style-name="T1">In Terminal, run </text:span><text:span text:style-name="T3">python manage.py makemigrations</text:span></text:p>
      <text:p text:style-name="P2"><text:span text:style-name="T1">In Terminal, run </text:span><text:span text:style-name="T3">python manage.py migrate</text:span></text:p>
      <text:p text:style-name="P28"><text:span text:style-name="T1">Using </text:span><text:a xlink:type="simple" xlink:href="http://localhost:8000/admin" text:style-name="Internet_20_link" text:visited-style-name="Visited_20_Internet_20_Link"><text:span text:style-name="T13">localhost:8000/admin</text:span></text:a><text:span text:style-name="T1">, add the first </text:span><text:span text:style-name="T3">[new_modol_name]</text:span><text:span text:style-name="T1"> </text:span></text:p>
      <text:list xml:id="list155831168475719" text:continue-list="list155830969349321" text:style-name="Numbering_20_123">
        <text:list-item>
          <text:p text:style-name="P10">Setting up Pytest</text:p>
        </text:list-item>
      </text:list>
      <text:p text:style-name="P2"><text:span text:style-name="T1">Add </text:span><text:span text:style-name="T3">pytest.ini</text:span><text:span text:style-name="T1"> file to </text:span><text:span text:style-name="T3">src</text:span><text:span text:style-name="T1"> folder</text:span></text:p>
      <text:p text:style-name="P2"><text:span text:style-name="T1">Add the following 3 lines to the </text:span><text:span text:style-name="T3">pytest.ini</text:span><text:span text:style-name="T1"> file</text:span></text:p>
      <text:p text:style-name="P8"><text:s text:c="4"/>[pytest]</text:p>
      <text:p text:style-name="Standard"/>
      <text:p text:style-name="P7"><text:s text:c="4"/>addopts = -v -p no:warnings --nomigrations --cov=. <text:s/>--cov-report=html</text:p>
      <text:p text:style-name="Standard"/>
      <text:p text:style-name="P7"><text:s text:c="4"/>DJANGO_SETTINGS_MODULE = ***&lt;/new_django_project_name&gt;***.settings`</text:p>
      <text:p text:style-name="P6"/>
      <text:p text:style-name="P2"><text:span text:style-name="T1">In the Terminal, from the </text:span><text:span text:style-name="T3">src</text:span><text:span text:style-name="T1"> folder, run </text:span><text:span text:style-name="T3">pytest</text:span><text:span text:style-name="T1"> to check that PyTest is working</text:span></text:p>
      <text:p text:style-name="P2"><text:span text:style-name="T1">In the </text:span><text:span text:style-name="T3">src</text:span><text:span text:style-name="T1"> folder create the </text:span><text:span text:style-name="T3">.coveragerc</text:span><text:span text:style-name="T1"> file and add the following lines</text:span></text:p>
      <text:p text:style-name="P8"><text:soft-page-break/><text:s text:c="4"/>[run]</text:p>
      <text:p text:style-name="Standard"/>
      <text:p text:style-name="P7"><text:s text:c="4"/>omit =</text:p>
      <text:p text:style-name="Standard"/>
      <text:p text:style-name="P7"><text:s text:c="5"/>manage.py,</text:p>
      <text:p text:style-name="Standard"/>
      <text:p text:style-name="P7"><text:s text:c="5"/>*wsgi.py,</text:p>
      <text:p text:style-name="Standard"/>
      <text:p text:style-name="P7"><text:s text:c="6"/>*asgi.py,</text:p>
      <text:p text:style-name="Standard"/>
      <text:p text:style-name="P7"><text:s text:c="6"/>*migrations/*,</text:p>
      <text:p text:style-name="Standard"/>
      <text:p text:style-name="P7"><text:s text:c="6"/>*__init__.py,</text:p>
      <text:p text:style-name="Standard"/>
      <text:p text:style-name="P7"><text:s text:c="6"/>*admin.py,</text:p>
      <text:p text:style-name="Standard"/>
      <text:p text:style-name="P7"><text:s text:c="5"/>*apps.py,</text:p>
      <text:p text:style-name="Standard"/>
      <text:p text:style-name="P7"><text:s text:c="6"/>*tests/*,</text:p>
      <text:p text:style-name="Standard"/>
      <text:p text:style-name="P7"><text:s text:c="5"/>*settings*,</text:p>
      <text:p text:style-name="Standard"/>
      <text:p text:style-name="P7"><text:s text:c="6"/>*urls.py,</text:p>
      <text:p text:style-name="Standard"/>
      <text:p text:style-name="P7"><text:s text:c="6"/>*venv*</text:p>
      <text:p text:style-name="P6"/>
      <text:p text:style-name="P2"><text:span text:style-name="T1">In the </text:span><text:span text:style-name="T3">[my_new_App]/tests/</text:span><text:span text:style-name="T1"> folder create the file </text:span><text:span text:style-name="T3">test_example.py</text:span><text:span text:style-name="T1"> with the following content</text:span></text:p>
      <text:p text:style-name="P8"><text:s text:c="5"/>import pytest</text:p>
      <text:p text:style-name="Standard"/>
      <text:p text:style-name="P7"><text:s text:c="4"/>from django.test import SimpleTestCase</text:p>
      <text:p text:style-name="Standard"/>
      <text:p text:style-name="P7"><text:s text:c="4"/>class TestExample(SimpleTestCase):</text:p>
      <text:p text:style-name="Standard"/>
      <text:p text:style-name="P7"><text:s text:c="5"/>def test_example_pass(self):</text:p>
      <text:p text:style-name="Standard"/>
      <text:p text:style-name="P7"><text:s text:c="6"/>result = "Test Example"</text:p>
      <text:p text:style-name="Standard"/>
      <text:p text:style-name="P7"><text:s text:c="5"/>expected_result = "Test Example"</text:p>
      <text:p text:style-name="Standard"/>
      <text:p text:style-name="P7"><text:s text:c="5"/>assert result == expected_result, "Should pass test"</text:p>
      <text:p text:style-name="Standard"/>
      <text:p text:style-name="P7"><text:s text:c="4"/>def test_example_fail(self):</text:p>
      <text:p text:style-name="Standard"><text:soft-page-break/></text:p>
      <text:p text:style-name="P7"><text:s text:c="4"/>result = "Test Example"</text:p>
      <text:p text:style-name="Standard"/>
      <text:p text:style-name="P7"><text:s text:c="5"/>expected_result = "XXXXXX"</text:p>
      <text:p text:style-name="Standard"/>
      <text:p text:style-name="P7"><text:s text:c="4"/>assert result != expected_result, "Should pass test"</text:p>
      <text:p text:style-name="P6"/>
      <text:list xml:id="list155829984865631" text:continue-numbering="true" text:style-name="Numbering_20_123">
        <text:list-item>
          <text:p text:style-name="P10">Test App</text:p>
        </text:list-item>
      </text:list>
      <text:p text:style-name="P30"><text:span text:style-name="T1">From the Terminal, run </text:span><text:span text:style-name="T3">Pytest</text:span><text:span text:style-name="T1"> . Both tests should pass.</text:span></text:p>
      <text:p text:style-name="P30"><text:span text:style-name="T1">View the </text:span><text:span text:style-name="T3">htmlcov/index.html</text:span><text:span text:style-name="T1"> in a browser and check the coverage statistics</text:span></text:p>
      <text:p text:style-name="P31">Create Tests for urls, models, views, and forms </text:p>
      <text:p text:style-name="P3"/>
      <text:list xml:id="list155829934730587" text:continue-numbering="true" text:style-name="Numbering_20_123">
        <text:list-item>
          <text:p text:style-name="P10">Selenium</text:p>
          <text:p text:style-name="P32">pip install selenium</text:p>
          <text:p text:style-name="P32">pip install django-selenium-login</text:p>
          <text:p text:style-name="P32">In settings.py, add</text:p>
          <text:list>
            <text:list-header>
              <text:p text:style-name="P32">SELENIUM_LOGIN_START = ‘/login’</text:p>
            </text:list-header>
          </text:list>
        </text:list-item>
      </text:list>
      <text:p text:style-name="P33"><text:s text:c="10"/>In Templates, check that the tags for inputs and buttons have names OR<text:tab/>id set so selenium can reference via get_element_by_name or <text:tab/>get_element_by_id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ntarell" svg:font-family="Cantarell"/>
    <style:font-face style:name="Sans" svg:font-family="Sans"/>
    <style:font-face style:name="Sans1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3fae" officeooo:paragraph-rsid="00123fa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s/>of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9T15:58:28.882261496</dc:date>
    <meta:editing-duration>PT9M1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8" meta:paragraph-count="160" meta:word-count="765" meta:character-count="6472" meta:non-whitespace-character-count="5397"/>
  </office:meta>
</office:document-meta>
</file>